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5f67" officeooo:paragraph-rsid="00075f67"/>
    </style:style>
    <style:style style:name="P2" style:family="paragraph" style:parent-style-name="Standard">
      <style:text-properties officeooo:paragraph-rsid="00075f67"/>
    </style:style>
    <style:style style:name="P3" style:family="paragraph" style:parent-style-name="Standard">
      <style:text-properties officeooo:paragraph-rsid="00087bab"/>
    </style:style>
    <style:style style:name="P4" style:family="paragraph" style:parent-style-name="Text_20_body">
      <style:text-properties officeooo:paragraph-rsid="00075f67"/>
    </style:style>
    <style:style style:name="P5" style:family="paragraph" style:parent-style-name="Text_20_body">
      <style:text-properties officeooo:rsid="00087bab" officeooo:paragraph-rsid="00087bab"/>
    </style:style>
    <style:style style:name="P6" style:family="paragraph" style:parent-style-name="Heading_20_3">
      <style:text-properties officeooo:paragraph-rsid="00075f67"/>
    </style:style>
    <style:style style:name="P7" style:family="paragraph" style:parent-style-name="Heading_20_1">
      <style:text-properties officeooo:rsid="00075f67" officeooo:paragraph-rsid="00075f67"/>
    </style:style>
    <style:style style:name="T1" style:family="text">
      <style:text-properties officeooo:rsid="00075f67"/>
    </style:style>
    <style:style style:name="T2" style:family="text">
      <style:text-properties fo:font-size="12pt" fo:font-weight="normal" officeooo:rsid="00075f67" style:font-size-asian="12pt" style:font-weight-asian="normal" style:font-size-complex="12pt" style:font-weight-complex="normal"/>
    </style:style>
    <style:style style:name="T3" style:family="text">
      <style:text-properties officeooo:rsid="00087b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Forecasting a plan to avoid human extinction or maximize biodiversity</text:h>
      <text:h text:style-name="P6" text:outline-level="3"><text:span text:style-name="T1">The problem</text:span></text:h>
      <text:h text:style-name="P6" text:outline-level="3"><text:span text:style-name="T2">We are in a mass extinction event due to climate change that cannot be stopped. <text:s/>I want to develop a forecast to answer tough questions regarding the sacrifices we will have to make to ensure humanity isn’t one of those lost. The initial instance will be evaluating factor affecting biodiversity and then extended into human and larger climactic factors. <text:s/></text:span></text:h>
      <text:h text:style-name="Heading_20_2" text:outline-level="2"><text:bookmark text:name="user-content-goals"/>Goals</text:h>
      <text:p text:style-name="Text_20_body"><text:span text:style-name="T1">The capstone 2 goal is to do unsupervised and supervised learning to find the derived variables needed. <text:s text:c="2"/>For instance, one dataset has 19 meteorological variables at weather station recorded globally. <text:s text:c="2"/>I would need to lower the dimensionality before it could be used in a model involving other factors. Another dataset lists every species at a location. <text:s/>Those species might need to be changed into <text:s/>community variable to become usable.</text:span></text:p>
      <text:p text:style-name="Text_20_body">MVP: Perform unsupervised learning to discover meaningful features in a corpus of data with high dimensionality. Emphasis will begin with PCA and K**(NN and Means). Those 3 techniques have been useful before. Shannon Entropy has historically been the measurement of biodiversity so I have ideas for modified tree based algorithms. Other models will also be tried.</text:p>
      <text:p text:style-name="P4">MVP + - Either/Or/Both depending on what MVP finds </text:p>
      <text:p text:style-name="P4">A: Bring in other datasources like human related factors and ecological communtity organization to see if they can be transformed into usable lower dimensionality features</text:p>
      <text:p text:style-name="P4"><text:s/>B: Plug lower dimensional feature sets into some neural nets and see what they find.</text:p>
      <text:p text:style-name="P4">MVP ++: Either/Or/Both depending on what is found</text:p>
      <text:p text:style-name="P4"><text:s/>A - Bring in time series </text:p>
      <text:p text:style-name="P4">B - Do some forecasting or create a predictive model.</text:p>
      <text:p text:style-name="Text_20_body">MVP +++ - Develop a prescriptive model to help design our future.</text:p>
      <text:p text:style-name="P3"><text:span text:style-name="T1">Most data and more details at the git repository below:</text:span></text:p>
      <text:p text:style-name="P3"/>
      <text:p text:style-name="P3">https://github.com/delancey314/Human-vs-the-rest-survival.git</text:p>
      <text:h text:style-name="Heading_20_3" text:outline-level="3"/>
      <text:h text:style-name="Heading_20_3" text:outline-level="3"><text:bookmark text:name="user-content-primary-dataset"/>Primary dataset - <text:bookmark text:name="user-content-biotime"/>BioTIME:</text:h>
      <text:p text:style-name="P4">Too big to post to git</text:p>
      <text:p text:style-name="Text_20_body"><text:soft-page-break/>8,777,413 species abundance records from assemblages consistently sampled at 547,161 unique locations across all realms(terrestrrial, aquatic, etc). 44,440 species covered between 1874 and 2016 with a minimum of two years at the same site for a species. <text:s/></text:p>
      <text:h text:style-name="Heading_20_3" text:outline-level="3"><text:span text:style-name="T3">Supplemental</text:span> Datasets <text:span text:style-name="T3">in order of importance</text:span></text:h>
      <text:h text:style-name="Heading_20_4" text:outline-level="4"><text:bookmark text:name="user-content-university-of-notre-dame-global-adaptation-index-nd_gain"/>University of Notre Dame Global Adaptation Index (ND_GAIN)</text:h>
      <text:p text:style-name="Text_20_body">This dataset represents a country’s current vulnerability to climate disruptions and assesses each country' readiness to leverage private and public sector investment for adaptive actions. It is 74 variables to form 45 core indicator to measure vulnerability and readiness of 192 UN countries from 1995 to the present.</text:p>
      <text:p text:style-name="Text_20_body">This dateset is excellent due to its granularity. I plan to only use the summarized, indexed values for 2015 for the 8 major groupings, (Water, Health, Ecosystem Services, Human habitat, Infrastructure, Economic readiness, Governance readiness and Social readiness). However, the raw values, imputed values, and preconversion values are provided in separate files from 1995 to 2015 to be used if more detail is needed. Furthermore, both a training set from 1940-1970 and a test, predictive set for 2040-2070 is provided.</text:p>
      <text:p text:style-name="Text_20_body">Notre Dame made a point of excluding GDP (doublecounts poverty shown in other indicators), environmental disasters, and terrestrial biodiversity/biome measures. Aquatic was included because the impact/change is easier to measure. Move a shipping lane/stop fishing an area and the impact is obvious earlier.</text:p>
      <text:h text:style-name="Heading_20_4" text:outline-level="4"><text:bookmark text:name="user-content-mamamlian-communities-database-mcdb"/>Mam<text:span text:style-name="T3">m</text:span>alian Communities Database (MCDB)</text:h>
      <text:p text:style-name="Text_20_body">This is the largest summary of ecological communities for mammals. This brings the individual species into functional interactive communities. 7977 records that indicate the presence and, for a subset of the records, the abundance of mammal species, including representatives across trophic groups and size classes but excluding bats, documented at 1000 sites throughout the world, encompassing a variety of habitats. Great granularity as well. Key features are it lists mammalian communities with all mammalian species, their long/latitude and year (cross reference to NDGAIN <text:span text:style-name="T3">and BioTime</text:span>), and habitat.</text:p>
      <text:h text:style-name="Heading_20_4" text:outline-level="4"><text:bookmark text:name="user-content-effects-of-biodiversity-on-the-functioning-of-ecosystemsa-summary-of-164-experimental-manipulations-of-species-richness"/>Effects of biodiversity on the functioning of ecosystems:A summary of 164 experimental manipulations of species richness</text:h>
      <text:p text:style-name="Text_20_body">A summary database of 164 <text:span text:style-name="T3">experiments</text:span> manipulating the species composition of real world biological communities. It has some sparseness ( <text:span text:style-name="T3">for instance </text:span>columms from 1-72 for the number of species removed) but it is the best source of <text:span text:style-name="T3">experimental</text:span> data for forecasting. <text:s/></text:p>
      <text:h text:style-name="Heading_20_4" text:outline-level="4"><text:bookmark text:name="user-content-bioclime"/>Bioclime –</text:h>
      <text:p text:style-name="P5">Too big for git</text:p>
      <text:p text:style-name="Text_20_body">Bioclimatic variables that are derived from the monthly temperature and rainfall values in order to generate more biologically meaningful variables. too big to post to GIT</text:p>
      <text:p text:style-name="P1"><text:soft-page-break/></text:p>
      <text:p text:style-name="P1"/>
      <text:p text:style-name="P1"/>
      <text:p text:style-name="P1"/>
      <text:p text:style-name="P1"/>
      <text:p text:style-name="P1"/>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09:15:20.537132483</meta:creation-date>
    <dc:date>2019-10-11T09:39:38.875852211</dc:date>
    <meta:editing-duration>PT26S</meta:editing-duration>
    <meta:editing-cycles>1</meta:editing-cycles>
    <meta:document-statistic meta:table-count="0" meta:image-count="0" meta:object-count="0" meta:page-count="3" meta:paragraph-count="30" meta:word-count="705" meta:character-count="4632" meta:non-whitespace-character-count="3939"/>
    <meta:generator>LibreOffice/6.0.7.3$Linux_X86_64 LibreOffice_project/00m0$Build-3</meta:generator>
  </office:meta>
</office:document-meta>
</file>